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3AF000001CE78ED80945E3F3A8B.png" manifest:media-type="image/png"/>
  <manifest:file-entry manifest:full-path="Pictures/10000201000001C2000000CDA21F6290DE0C91F5.png" manifest:media-type="image/png"/>
  <manifest:file-entry manifest:full-path="Pictures/10000201000002590000012D4D7AAFF603789DB0.png" manifest:media-type="image/png"/>
  <manifest:file-entry manifest:full-path="Pictures/1000020100000258000001B282D9AB7C7A5C9F83.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2F8000001C7BF2564C4FF5DBFCA.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4c932e" officeooo:paragraph-rsid="0059585c"/>
    </style:style>
    <style:style style:name="P26" style:family="paragraph" style:parent-style-name="Text_20_body">
      <style:text-properties style:font-name="Times" officeooo:rsid="0058f8c0" officeooo:paragraph-rsid="0058f8c0"/>
    </style:style>
    <style:style style:name="P27" style:family="paragraph" style:parent-style-name="Text_20_body">
      <style:paragraph-properties fo:text-align="start" style:justify-single-word="false"/>
      <style:text-properties style:font-name="Times" officeooo:paragraph-rsid="0051f2bd"/>
    </style:style>
    <style:style style:name="P28" style:family="paragraph" style:parent-style-name="Text_20_body">
      <style:text-properties style:font-name="Times" fo:font-size="12pt" officeooo:paragraph-rsid="004da82c" style:font-size-asian="12pt" style:font-size-complex="12pt"/>
    </style:style>
    <style:style style:name="P29" style:family="paragraph" style:parent-style-name="Text_20_body">
      <style:text-properties officeooo:paragraph-rsid="004307d6"/>
    </style:style>
    <style:style style:name="P3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1"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2" style:family="paragraph" style:parent-style-name="Text_20_body">
      <style:paragraph-properties fo:text-align="center" style:justify-single-word="false"/>
      <style:text-properties officeooo:paragraph-rsid="0051f2bd"/>
    </style:style>
    <style:style style:name="P33" style:family="paragraph" style:parent-style-name="Text_20_body">
      <style:paragraph-properties fo:margin-left="0in" fo:margin-right="0in" fo:text-align="center" style:justify-single-word="false" fo:text-indent="0in" style:auto-text-indent="false"/>
    </style:style>
    <style:style style:name="P34"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5"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6"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9"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40"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1"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42"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3" style:family="paragraph" style:parent-style-name="Heading_20_2">
      <style:text-properties style:font-name="Times"/>
    </style:style>
    <style:style style:name="P44" style:family="paragraph" style:parent-style-name="Heading_20_2">
      <style:text-properties style:font-name="Times" fo:font-size="18pt" style:font-size-asian="18pt" style:font-size-complex="18pt"/>
    </style:style>
    <style:style style:name="P45" style:family="paragraph" style:parent-style-name="Heading_20_2">
      <style:text-properties style:font-name="Times" fo:font-size="18pt" officeooo:paragraph-rsid="003b2a8a" style:font-size-asian="18pt" style:font-size-complex="18pt"/>
    </style:style>
    <style:style style:name="P46" style:family="paragraph" style:parent-style-name="Heading_20_2">
      <style:text-properties style:font-name="Times" fo:font-size="18pt" officeooo:paragraph-rsid="004da82c" style:font-size-asian="18pt" style:font-size-complex="18pt"/>
    </style:style>
    <style:style style:name="P47"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48" style:family="paragraph" style:parent-style-name="Heading_20_2">
      <style:text-properties fo:font-size="18pt" fo:font-weight="bold" style:font-size-asian="18pt" style:font-weight-asian="bold" style:font-size-complex="18pt" style:font-weight-complex="bold"/>
    </style:style>
    <style:style style:name="P49" style:family="paragraph" style:parent-style-name="Heading_20_2">
      <style:text-properties style:font-name="Times" fo:font-size="18pt" style:font-size-asian="18pt" style:font-size-complex="18pt"/>
    </style:style>
    <style:style style:name="P50" style:family="paragraph" style:parent-style-name="Heading_20_2">
      <style:paragraph-properties fo:break-before="page"/>
      <style:text-properties officeooo:paragraph-rsid="0037acfe"/>
    </style:style>
    <style:style style:name="P51" style:family="paragraph" style:parent-style-name="Heading_20_2">
      <style:paragraph-properties fo:break-before="page"/>
      <style:text-properties style:font-name="Times"/>
    </style:style>
    <style:style style:name="P52" style:family="paragraph" style:parent-style-name="Heading_20_3">
      <style:text-properties style:font-name="Times"/>
    </style:style>
    <style:style style:name="P53" style:family="paragraph" style:parent-style-name="Heading_20_3">
      <style:text-properties fo:font-size="14pt" fo:font-weight="bold" style:font-size-asian="14pt" style:font-weight-asian="bold" style:font-size-complex="14pt" style:font-weight-complex="bold"/>
    </style:style>
    <style:style style:name="P54" style:family="paragraph" style:parent-style-name="Heading_20_3">
      <style:text-properties style:font-name="Times"/>
    </style:style>
    <style:style style:name="P55" style:family="paragraph" style:parent-style-name="Text_20_body" style:list-style-name="L1">
      <style:text-properties style:font-name="Times" officeooo:paragraph-rsid="0037acfe"/>
    </style:style>
    <style:style style:name="P56" style:family="paragraph" style:parent-style-name="Text_20_body" style:list-style-name="L2">
      <style:text-properties style:font-name="Times"/>
    </style:style>
    <style:style style:name="P5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0" style:family="paragraph" style:parent-style-name="Text_20_body" style:list-style-name="L3">
      <style:paragraph-properties fo:text-align="start" style:justify-single-word="false"/>
      <style:text-properties officeooo:paragraph-rsid="0051f2bd"/>
    </style:style>
    <style:style style:name="P61" style:family="paragraph" style:parent-style-name="Text_20_body" style:list-style-name="L3">
      <style:paragraph-properties fo:text-align="start" style:justify-single-word="false"/>
      <style:text-properties officeooo:paragraph-rsid="0060d772"/>
    </style:style>
    <style:style style:name="P62" style:family="paragraph" style:parent-style-name="Text_20_body" style:list-style-name="L3">
      <style:paragraph-properties fo:text-align="start" style:justify-single-word="false"/>
      <style:text-properties officeooo:paragraph-rsid="0063e8b4"/>
    </style:style>
    <style:style style:name="P63" style:family="paragraph" style:parent-style-name="Text_20_body" style:list-style-name="L3">
      <style:paragraph-properties fo:text-align="start" style:justify-single-word="false"/>
      <style:text-properties officeooo:paragraph-rsid="0065c42d"/>
    </style:style>
    <style:style style:name="P64" style:family="paragraph" style:parent-style-name="Text_20_body">
      <style:paragraph-properties fo:text-align="start" style:justify-single-word="false"/>
      <style:text-properties officeooo:paragraph-rsid="0065c42d"/>
    </style:style>
    <style:style style:name="P65" style:family="paragraph" style:parent-style-name="Text_20_body">
      <style:paragraph-properties fo:text-align="start" style:justify-single-word="false"/>
      <style:text-properties officeooo:paragraph-rsid="0066b02b"/>
    </style:style>
    <style:style style:name="P66" style:family="paragraph" style:parent-style-name="Text_20_body" style:list-style-name="L4">
      <style:paragraph-properties fo:text-align="start" style:justify-single-word="false"/>
      <style:text-properties officeooo:paragraph-rsid="0065c42d"/>
    </style:style>
    <style:style style:name="P67" style:family="paragraph" style:parent-style-name="Text_20_body">
      <style:paragraph-properties fo:text-align="start" style:justify-single-word="false"/>
      <style:text-properties officeooo:paragraph-rsid="00689144"/>
    </style:style>
    <style:style style:name="P68" style:family="paragraph" style:parent-style-name="Text_20_body" style:list-style-name="L8">
      <style:paragraph-properties fo:text-align="start" style:justify-single-word="false"/>
      <style:text-properties officeooo:paragraph-rsid="0072a504"/>
    </style:style>
    <style:style style:name="P69" style:family="paragraph" style:parent-style-name="Text_20_body">
      <style:paragraph-properties fo:text-align="center" style:justify-single-word="false"/>
      <style:text-properties officeooo:paragraph-rsid="0066b02b"/>
    </style:style>
    <style:style style:name="P70" style:family="paragraph" style:parent-style-name="Text_20_body">
      <style:paragraph-properties fo:text-align="center" style:justify-single-word="false"/>
      <style:text-properties officeooo:paragraph-rsid="006e3cf4"/>
    </style:style>
    <style:style style:name="P71" style:family="paragraph" style:parent-style-name="Text_20_body">
      <style:paragraph-properties fo:text-align="start" style:justify-single-word="false"/>
      <style:text-properties style:font-name="Times" officeooo:paragraph-rsid="006e3cf4"/>
    </style:style>
    <style:style style:name="P72" style:family="paragraph" style:parent-style-name="Text_20_body">
      <style:paragraph-properties fo:text-align="start" style:justify-single-word="false"/>
      <style:text-properties style:font-name="Times" officeooo:paragraph-rsid="007031d5"/>
    </style:style>
    <style:style style:name="P73" style:family="paragraph" style:parent-style-name="Text_20_body" style:list-style-name="L6">
      <style:paragraph-properties fo:text-align="start" style:justify-single-word="false"/>
      <style:text-properties style:font-name="Times" officeooo:paragraph-rsid="006e3cf4"/>
    </style:style>
    <style:style style:name="P74" style:family="paragraph" style:parent-style-name="Text_20_body" style:list-style-name="L7">
      <style:paragraph-properties fo:text-align="start" style:justify-single-word="false"/>
      <style:text-properties style:font-name="Times" officeooo:paragraph-rsid="006e3cf4"/>
    </style:style>
    <style:style style:name="P75" style:family="paragraph" style:parent-style-name="Text_20_body">
      <style:paragraph-properties fo:text-align="start" style:justify-single-word="false"/>
      <style:text-properties style:font-name="Times" officeooo:paragraph-rsid="00713154"/>
    </style:style>
    <style:style style:name="P76" style:family="paragraph" style:parent-style-name="Text_20_body">
      <style:paragraph-properties fo:text-align="center" style:justify-single-word="false"/>
      <style:text-properties style:font-name="Times" officeooo:paragraph-rsid="006e3cf4"/>
    </style:style>
    <style:style style:name="P77" style:family="paragraph" style:parent-style-name="Text_20_body">
      <style:paragraph-properties fo:text-align="start" style:justify-single-word="false"/>
      <style:text-properties style:font-name="Times" officeooo:rsid="00713154" officeooo:paragraph-rsid="00713154"/>
    </style:style>
    <style:style style:name="P78" style:family="paragraph" style:parent-style-name="Text_20_body">
      <style:paragraph-properties fo:text-align="start" style:justify-single-word="false"/>
      <style:text-properties style:font-name="Times" officeooo:rsid="00713154" officeooo:paragraph-rsid="0072a504"/>
    </style:style>
    <style:style style:name="P79" style:family="paragraph" style:parent-style-name="Text_20_body" style:list-style-name="L8">
      <style:paragraph-properties fo:text-align="start" style:justify-single-word="false"/>
      <style:text-properties style:font-name="Times" officeooo:rsid="00713154" officeooo:paragraph-rsid="00713154"/>
    </style:style>
    <style:style style:name="P80"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81" style:family="paragraph" style:parent-style-name="Text_20_body">
      <style:text-properties fo:font-size="12pt" style:font-size-asian="12pt" style:font-size-complex="12pt"/>
    </style:style>
    <style:style style:name="P82" style:family="paragraph" style:parent-style-name="Text_20_body">
      <style:paragraph-properties fo:text-align="center" style:justify-single-word="false"/>
      <style:text-properties fo:font-size="12pt" style:font-size-asian="12pt" style:font-size-complex="12pt"/>
    </style:style>
    <style:style style:name="P83" style:family="paragraph" style:parent-style-name="Text_20_body">
      <style:paragraph-properties fo:text-align="start" style:justify-single-word="false"/>
      <style:text-properties fo:font-size="12pt" style:font-size-asian="12pt" style:font-size-complex="12pt"/>
    </style:style>
    <style:style style:name="P84" style:family="paragraph" style:parent-style-name="Text_20_body" style:list-style-name="L5">
      <style:paragraph-properties fo:text-align="start" style:justify-single-word="false"/>
      <style:text-properties fo:font-size="12pt" style:font-size-asian="12pt" style:font-size-complex="12pt"/>
    </style:style>
    <style:style style:name="P85" style:family="paragraph" style:parent-style-name="Text_20_body">
      <style:text-properties fo:font-size="12pt" style:font-size-asian="10.5pt" style:font-size-complex="12pt"/>
    </style:style>
    <style:style style:name="P86" style:family="paragraph" style:parent-style-name="Text_20_body">
      <style:text-properties fo:font-size="12pt" officeooo:paragraph-rsid="006e3cf4" style:font-size-asian="10.5pt" style:font-size-complex="12pt"/>
    </style:style>
    <style:style style:name="P87" style:family="paragraph" style:parent-style-name="Text_20_body">
      <style:text-properties fo:font-size="12pt" officeooo:paragraph-rsid="0072f6cc" style:font-size-asian="10.5pt" style:font-size-complex="12pt"/>
    </style:style>
    <style:style style:name="P88" style:family="paragraph" style:parent-style-name="Text_20_body">
      <style:paragraph-properties fo:text-align="center" style:justify-single-word="false"/>
      <style:text-properties fo:font-size="12pt" style:font-size-asian="10.5pt" style:font-size-complex="12pt"/>
    </style:style>
    <style:style style:name="P89" style:family="paragraph" style:parent-style-name="Text_20_body">
      <style:text-properties fo:font-size="12pt" officeooo:paragraph-rsid="00731bfb" style:font-size-asian="10.5pt" style:font-size-complex="12pt"/>
    </style:style>
    <style:style style:name="P90" style:family="paragraph" style:parent-style-name="Text_20_body">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91"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2" style:family="paragraph" style:parent-style-name="Text_20_body">
      <style:paragraph-properties fo:text-align="center" style:justify-single-word="false"/>
      <style:text-properties officeooo:rsid="006e3cf4" officeooo:paragraph-rsid="006e3cf4"/>
    </style:style>
    <style:style style:name="P93" style:family="paragraph" style:parent-style-name="Text_20_body">
      <style:paragraph-properties fo:text-align="start" style:justify-single-word="false"/>
      <style:text-properties officeooo:rsid="006e3cf4" officeooo:paragraph-rsid="006e3cf4"/>
    </style:style>
    <style:style style:name="P94" style:family="paragraph">
      <style:paragraph-properties fo:margin-top="0.1189in" fo:margin-bottom="0.1189in" fo:text-align="center" style:writing-mode="lr-tb"/>
      <style:text-properties style:font-name="Times" fo:font-size="12pt" style:font-size-asian="12pt" style:font-size-complex="12pt"/>
    </style:style>
    <style:style style:name="P95" style:family="paragraph">
      <style:paragraph-properties fo:margin-top="0.1189in" fo:margin-bottom="0.1189in" fo:text-align="start" style:writing-mode="lr-tb"/>
      <style:text-properties style:font-name="Times" fo:font-size="12pt" style:font-size-asian="12pt" style:font-size-complex="12pt"/>
    </style:style>
    <style:style style:name="P96"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97" style:family="paragraph">
      <style:paragraph-properties fo:text-align="center" style:writing-mode="lr-tb"/>
      <style:text-properties style:font-name="Times" fo:font-size="18pt" style:font-size-asian="18pt" style:font-size-complex="18pt"/>
    </style:style>
    <style:style style:name="P98" style:family="paragraph">
      <loext:graphic-properties draw:fill-color="#ffffff"/>
      <style:paragraph-properties fo:text-align="center" style:writing-mode="lr-tb"/>
      <style:text-properties style:font-name="Times" fo:font-size="18pt" style:font-size-asian="18pt" style:font-size-complex="18pt"/>
    </style:style>
    <style:style style:name="P99" style:family="paragraph">
      <style:paragraph-properties fo:margin-top="0.1189in" fo:margin-bottom="0.1189in" fo:text-align="center" style:writing-mode="lr-tb"/>
      <style:text-properties style:font-name="Times" fo:font-size="28pt" style:font-size-asian="28pt" style:font-size-complex="28pt"/>
    </style:style>
    <style:style style:name="P100"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01" style:family="paragraph">
      <style:paragraph-properties fo:text-align="center"/>
      <style:text-properties fo:font-size="12pt"/>
    </style:style>
    <style:style style:name="P10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c932e"/>
    </style:style>
    <style:style style:name="T17" style:family="text">
      <style:text-properties fo:font-style="normal" style:text-underline-style="none" fo:font-weight="bold" officeooo:rsid="004c932e" style:font-style-asian="normal" style:font-weight-asian="bold" style:font-style-complex="normal" style:font-weight-complex="bold"/>
    </style:style>
    <style:style style:name="T18" style:family="text">
      <style:text-properties officeooo:rsid="005a8978"/>
    </style:style>
    <style:style style:name="T19" style:family="text">
      <style:text-properties officeooo:rsid="005c442c"/>
    </style:style>
    <style:style style:name="T20" style:family="text">
      <style:text-properties fo:font-variant="normal" fo:text-transform="none" fo:color="#000000" fo:font-size="12pt" fo:letter-spacing="normal" fo:font-style="normal" fo:font-weight="normal" officeooo:rsid="0051f2bd" style:font-size-asian="10.5pt" style:font-size-complex="12pt"/>
    </style:style>
    <style:style style:name="T2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3"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24"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25"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26" style:family="text">
      <style:text-properties fo:font-variant="normal" fo:text-transform="none" fo:color="#000000" style:font-name="Times" fo:letter-spacing="normal" fo:font-style="normal" officeooo:rsid="0066b02b"/>
    </style:style>
    <style:style style:name="T27" style:family="text">
      <style:text-properties fo:font-variant="normal" fo:text-transform="none" fo:color="#000000" style:font-name="Times" fo:letter-spacing="normal" fo:font-style="normal" officeooo:rsid="0051f2bd"/>
    </style:style>
    <style:style style:name="T28" style:family="text">
      <style:text-properties officeooo:rsid="0069c365"/>
    </style:style>
    <style:style style:name="T29" style:family="text">
      <style:text-properties officeooo:rsid="006c31a3"/>
    </style:style>
    <style:style style:name="T30" style:family="text">
      <style:text-properties style:font-name="Times"/>
    </style:style>
    <style:style style:name="T31" style:family="text">
      <style:text-properties style:font-name="Times" officeooo:rsid="006c31a3"/>
    </style:style>
    <style:style style:name="T32" style:family="text">
      <style:text-properties style:font-name="Times" fo:font-weight="bold" style:font-weight-asian="bold" style:font-weight-complex="bold"/>
    </style:style>
    <style:style style:name="T33" style:family="text">
      <style:text-properties style:font-name="Times" fo:font-weight="bold" officeooo:rsid="00713154" style:font-weight-asian="bold" style:font-weight-complex="bold"/>
    </style:style>
    <style:style style:name="T34" style:family="text">
      <style:text-properties style:font-name="Times" officeooo:rsid="00713154"/>
    </style:style>
    <style:style style:name="T35" style:family="text">
      <style:text-properties style:font-name="Times" style:text-underline-style="solid" style:text-underline-width="auto" style:text-underline-color="font-color"/>
    </style:style>
    <style:style style:name="T36" style:family="text">
      <style:text-properties style:font-name="Times" style:text-underline-style="solid" style:text-underline-width="auto" style:text-underline-color="font-color" fo:font-weight="bold" style:font-weight-asian="bold" style:font-weight-complex="bold"/>
    </style:style>
    <style:style style:name="T37" style:family="text">
      <style:text-properties officeooo:rsid="006e3cf4"/>
    </style:style>
    <style:style style:name="T38" style:family="text">
      <style:text-properties fo:font-size="12pt" style:font-size-asian="10.5pt" style:font-size-complex="12pt"/>
    </style:style>
    <style:style style:name="T39" style:family="text">
      <style:text-properties fo:font-size="12pt" officeooo:rsid="006e3cf4" style:font-size-asian="10.5pt" style:font-size-complex="12pt"/>
    </style:style>
    <style:style style:name="T40" style:family="text">
      <style:text-properties officeooo:rsid="006e94b9"/>
    </style:style>
    <style:style style:name="T41" style:family="text">
      <style:text-properties officeooo:rsid="0072a504"/>
    </style:style>
    <style:style style:name="T42" style:family="text">
      <style:text-properties style:font-name="Times" fo:font-size="14pt" style:text-underline-style="solid" style:text-underline-width="auto" style:text-underline-color="font-color" style:font-size-asian="14pt" style:font-size-complex="14pt"/>
    </style:style>
    <style:style style:name="T43" style:family="text">
      <style:text-properties style:font-name="Times" fo:font-size="12pt" fo:font-weight="bold" style:font-size-asian="12pt" style:font-weight-asian="bold" style:font-size-complex="12pt" style:font-weight-complex="bold"/>
    </style:style>
    <style:style style:name="T44" style:family="text">
      <style:text-properties style:font-name="Times" fo:font-size="12pt" style:font-size-asian="12pt" style:font-size-complex="12pt"/>
    </style:style>
    <style:style style:name="T45"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46"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102" svg:x1="0.7118in" svg:y1="1.5319in" svg:x2="5.7744in" svg:y2="1.5528in"><text:p/></draw:line><draw:custom-shape text:anchor-type="paragraph" draw:z-index="2" draw:name="Shape2" draw:style-name="gr3" draw:text-style-name="P100" svg:width="5.0976in" svg:height="1.1921in" svg:x="0.6583in" svg:y="1.6362in"><text:p text:style-name="P99"><text:span text:style-name="T46">RAPPORT</text:span></text:p><text:p text:style-name="P99"><text:span text:style-name="T46"><text:s/></text:span><text:span text:style-name="T46">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98" svg:width="5.1358in" svg:height="1.813in" svg:x="0.7118in" svg:y="3.0945in"><text:p text:style-name="P97"><text:span text:style-name="T9">Développement d'une plateforme décentralisée</text:span></text:p><text:p text:style-name="P97"><text:span text:style-name="T9"><text:s/></text:span><text:span text:style-name="T9">de paiement en ligne via la monnaie digitale</text:span></text:p><text:p text:style-name="P97"><text:span text:style-name="T9"><text:s/></text:span><text:span text:style-name="T9">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101" svg:x1="0.6909in" svg:y1="2.952in" svg:x2="5.8402in" svg:y2="2.952in"><text:p/></draw:line><draw:custom-shape text:anchor-type="paragraph" draw:z-index="4" draw:name="Shape4" draw:style-name="gr1" draw:text-style-name="P96" svg:width="6.1571in" svg:height="4.9449in" svg:x="0.2016in" svg:y="5.1201in"><text:p text:style-name="P94"><text:span text:style-name="T42">Présenté et soutenu par</text:span></text:p><text:p text:style-name="P94"><text:span text:style-name="T43">Maarouf Hamza</text:span></text:p><text:p text:style-name="P94"><text:span text:style-name="T44"/></text:p><text:p text:style-name="P94"><text:span text:style-name="T45">Le</text:span><text:span text:style-name="T42"> : ../../2022</text:span></text:p><text:p text:style-name="P94"><text:span text:style-name="T44"/></text:p><text:p text:style-name="P94"><text:span text:style-name="T42">Encadré par</text:span></text:p><text:p text:style-name="P94"><text:span text:style-name="T43">Mr</text:span><text:span text:style-name="T44">. Zohir CHIBA</text:span></text:p><text:p text:style-name="P94"><text:span text:style-name="T43">Mr</text:span><text:span text:style-name="T44">. Brahim RAOUYANE</text:span></text:p><text:p text:style-name="P94"><text:span text:style-name="T43">Mr</text:span><text:span text:style-name="T44">. Youssef Boussofa</text:span></text:p><text:p text:style-name="P94"><text:span text:style-name="T44"/></text:p><text:p text:style-name="P94"><text:span text:style-name="T42">Composition du jury</text:span></text:p><text:p text:style-name="P95"><text:span text:style-name="T43">Mr</text:span><text:span text:style-name="T44">. Zohir CHIBA</text:span><text:span text:style-name="T44"><text:tab/></text:span><text:span text:style-name="T44"><text:tab/></text:span><text:span text:style-name="T44"> </text:span><text:span text:style-name="T44"><text:tab/></text:span><text:span text:style-name="T44">Professeur à la Faculté des Sciences Ain-chock</text:span></text:p><text:p text:style-name="P95"><text:span text:style-name="T43">Mr</text:span><text:span text:style-name="T44">. Brahim RAOUYANE </text:span><text:span text:style-name="T44"><text:tab/></text:span><text:span text:style-name="T44"><text:tab/></text:span><text:span text:style-name="T44">Professeur à la Faculté des Sciences Ain-chock</text:span></text:p><text:p text:style-name="P95"><text:span text:style-name="T43">Mr</text:span><text:span text:style-name="T44">.</text:span><text:span text:style-name="T44"><text:tab/></text:span><text:span text:style-name="T44"><text:tab/></text:span><text:span text:style-name="T44"><text:tab/></text:span><text:span text:style-name="T44"><text:tab/></text:span><text:span text:style-name="T44"><text:tab/></text:span><text:span text:style-name="T44"><text:tab/></text:span><text:span text:style-name="T44">Professeur à la Faculté des Sciences Ain-chock</text:span></text:p><text:p text:style-name="P95"><text:span text:style-name="T43">Mr</text:span><text:span text:style-name="T44">.</text:span><text:span text:style-name="T44"><text:tab/></text:span><text:span text:style-name="T44"><text:tab/></text:span><text:span text:style-name="T44"><text:tab/></text:span><text:span text:style-name="T44"><text:tab/></text:span><text:span text:style-name="T44"><text:tab/></text:span><text:span text:style-name="T44"><text:tab/></text:span><text:span text:style-name="T44">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41" text:outline-level="1"/>
      <text:h text:style-name="P38" text:outline-level="1"/>
      <text:h text:style-name="P38" text:outline-level="1"/>
      <text:p text:style-name="P15"/>
      <text:p text:style-name="P15"/>
      <text:h text:style-name="P39" text:outline-level="1">Chapitre I: Cadre général du projet</text:h>
      <text:p text:style-name="P18"/>
      <text:p text:style-name="P33"><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34"><text:span text:style-name="T4">fai</text:span><text:span text:style-name="T7">t</text:span><text:span text:style-name="T4"> une étude de l’existant afin de relever les insuffisances et de proposer une solution</text:span></text:p>
      <text:p text:style-name="P35">efficace.</text:p>
      <text:h text:style-name="P50" text:outline-level="2"><text:tab/><text:span text:style-name="T9">1. Présentation de l’organisme d’accueil</text:span></text:h>
      <text:h text:style-name="P52"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335396589" text:style-name="L1">
        <text:list-item>
          <text:p text:style-name="P55">Développement web.<draw:frame draw:style-name="fr5"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55">Développement mobile.</text:p>
        </text:list-item>
        <text:list-item>
          <text:p text:style-name="P55">Data Science &amp; ML.</text:p>
        </text:list-item>
        <text:list-item>
          <text:p text:style-name="P55">Marketing Digital.</text:p>
        </text:list-item>
      </text:list>
      <text:h text:style-name="P45" text:outline-level="2"/>
      <text:h text:style-name="P45" text:outline-level="2"><text:tab/>2. Contexte du projet</text:h>
      <text:h text:style-name="P52"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52"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2245469337" text:style-name="L2">
        <text:list-item>
          <text:p text:style-name="P56">Flux de trésorerie instantané : les paiements reçus sont réglés et disponibles pour les commerçants en temps réel.</text:p>
        </text:list-item>
        <text:list-item>
          <text:p text:style-name="P56">Conversion automatique : les jetons sont automatiquement convertis (par exemple en stablecoins) dans le cadre de la transaction de paiement.</text:p>
        </text:list-item>
        <text:list-item>
          <text:p text:style-name="P56">Acceptation de jetons inégalée </text:p>
        </text:list-item>
      </text:list>
      <text:h text:style-name="P43"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4"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9">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9"><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9"/>
      <text:h text:style-name="P44"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42" text:outline-level="1"/>
      <text:h text:style-name="P40" text:outline-level="1"/>
      <text:p text:style-name="P16"/>
      <text:p text:style-name="P16"/>
      <text:h text:style-name="P40" text:outline-level="1">Chapitre <text:span text:style-name="T15">2</text:span>: Introduction à Blockchain, Ethereum et Smart Contracts</text:h>
      <text:p text:style-name="P19"/>
      <text:p text:style-name="P36"/>
      <text:p text:style-name="P36"/>
      <text:h text:style-name="P51" text:outline-level="2"><text:span text:style-name="T13">1-Introduction</text:span><text:span text:style-name="T16"><text:tab/><text:tab/><text:tab/><text:tab/><text:tab/><text:tab/><text:tab/><text:tab/><text:tab/><text:tab/></text:span></text:h>
      <text:p text:style-name="P26"><text:span text:style-name="T16">Le 31 octobre 2008, un inconnu utilisant le pseudonyme « </text:span><text:span text:style-name="T2">Satoshi Nakamoto</text:span><text:span text:style-name="T1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7">Bitcoin.org</text:span><text:span text:style-name="T16"> et sur lequel est hébergé le livre blanc du Bitcoin, rédigé dans un anglais impeccable, résumant le fonctionnement du nouveau protocole. Le premier concept de Blockchain a été appliqué le 03 Janvier 2009 dans le cadre de Bitcoin.</text:span></text:p>
      <text:p text:style-name="P25">La technologie à la base de Bitcoin et d’autres crypto-monnaies, est une base de données de grand livre distribuée pour l’enregistrement des transactions, permettant ainsi aux utilisateurs de partager leur grand livre de transactions. </text:p>
      <text:p text:style-name="P25">Dans ce chapitre, On présente et on explique la technologie Blockchain avec ses fonctionnalités les plus importantes et ses concepts associés.</text:p>
      <text:p text:style-name="P24"/>
      <text:h text:style-name="P46" text:outline-level="2"><text:span text:style-name="T18">2</text:span>.<text:span text:style-name="T19">L</text:span>a blockchain</text:h>
      <text:p text:style-name="P28">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47" text:outline-level="2"><text:span text:style-name="T19">2</text:span>.<text:span text:style-name="T19">1</text:span> Concept de la Blockchain</text:h>
      <text:p text:style-name="P30">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37">Propriétés</text:p>
          </table:table-cell>
          <table:table-cell table:style-name="Table1.A1" office:value-type="string">
            <text:p text:style-name="P37">Blockchain</text:p>
          </table:table-cell>
          <table:table-cell table:style-name="Table1.A1" office:value-type="string">
            <text:p text:style-name="P37">Base de données</text:p>
            <text:p text:style-name="P37">traditionnelle</text:p>
          </table:table-cell>
        </table:table-row>
        <table:table-row table:style-name="Table1.1">
          <table:table-cell table:style-name="Table1.A2" office:value-type="string">
            <text:p text:style-name="P37">Opérations</text:p>
          </table:table-cell>
          <table:table-cell table:style-name="Table1.B2" office:value-type="string">
            <text:p text:style-name="P37">Seulement des opérations</text:p>
            <text:p text:style-name="P37">d'insertion</text:p>
          </table:table-cell>
          <table:table-cell table:style-name="Table1.C2" office:value-type="string">
            <text:p text:style-name="P37">Peut effectuer des</text:p>
            <text:p text:style-name="P37">opérations CRUD</text:p>
          </table:table-cell>
        </table:table-row>
        <table:table-row table:style-name="Table1.1">
          <table:table-cell table:style-name="Table1.A3" office:value-type="string">
            <text:p text:style-name="P37">Réplication</text:p>
          </table:table-cell>
          <table:table-cell table:style-name="Table1.B3" office:value-type="string">
            <text:p text:style-name="P37">Réplication complète du</text:p>
            <text:p text:style-name="P37">bloc sur chaque pair</text:p>
          </table:table-cell>
          <table:table-cell table:style-name="Table1.C3" office:value-type="string">
            <text:p text:style-name="P37">Maître esclave</text:p>
            <text:p text:style-name="P37">multi-maître</text:p>
          </table:table-cell>
        </table:table-row>
        <table:table-row table:style-name="Table1.1">
          <table:table-cell table:style-name="Table1.A4" office:value-type="string">
            <text:p text:style-name="P37">Consensus</text:p>
          </table:table-cell>
          <table:table-cell table:style-name="Table1.B4" office:value-type="string">
            <text:p text:style-name="P37">La majorité des pairs</text:p>
            <text:p text:style-name="P37">s'accordent sur le résultat</text:p>
            <text:p text:style-name="P37">des transactions</text:p>
          </table:table-cell>
          <table:table-cell table:style-name="Table1.C4" office:value-type="string">
            <text:p text:style-name="P37">Transactions distribuées</text:p>
            <text:p text:style-name="P37">(validation en 2 phases)</text:p>
          </table:table-cell>
        </table:table-row>
        <table:table-row table:style-name="Table1.1">
          <table:table-cell table:style-name="Table1.A5" office:value-type="string">
            <text:p text:style-name="P37">Invariants</text:p>
          </table:table-cell>
          <table:table-cell table:style-name="Table1.B5" office:value-type="string">
            <text:p text:style-name="P37">Tout le monde peut valider</text:p>
            <text:p text:style-name="P37">les transactions sur le</text:p>
            <text:p text:style-name="P37">réseau</text:p>
          </table:table-cell>
          <table:table-cell table:style-name="Table1.C5" office:value-type="string">
            <text:p text:style-name="P37">Contraintes d’intégrité</text:p>
          </table:table-cell>
        </table:table-row>
      </table:table>
      <text:p text:style-name="P31">Tableau 2 : Comparaison entre Base de données et Blockchain</text:p>
      <text:p text:style-name="P27"><text:span text:style-name="T2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7">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8"/>
      <text:p text:style-name="P58">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32"><draw:frame draw:style-name="fr4" draw:name="Image6" text:anchor-type="char" svg:width="6.6953in" svg:height="2.4319in" draw:z-index="10"><draw:image xlink:href="Pictures/10000201000003420000012F02D3AF12AEE85C99.png" xlink:type="simple" xlink:show="embed" xlink:actuate="onLoad" loext:mime-type="image/png"/></draw:frame><text:span text:style-name="T21">Figure </text:span><text:span text:style-name="T22">XX</text:span><text:span text:style-name="T21"> : Exemple simplifié d'une Blockchain</text:span></text:p>
      <text:p text:style-name="P58"/>
      <text:p text:style-name="P58">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8"/>
      <text:p text:style-name="P32"><draw:frame draw:style-name="fr3" draw:name="Image7" text:anchor-type="char" svg:width="6.6953in" svg:height="2.8437in" draw:z-index="11"><draw:image xlink:href="Pictures/10000201000004D40000020D48B182F8710B49D3.png" xlink:type="simple" xlink:show="embed" xlink:actuate="onLoad" loext:mime-type="image/png"/></draw:frame><text:soft-page-break/><text:span text:style-name="T21">Figure </text:span><text:span text:style-name="T22">xx</text:span><text:span text:style-name="T21"> : De gauche à droite, réseaux centralisés, décentralisés et distribués (Blockchain)</text:span></text:p>
      <text:p text:style-name="P58"/>
      <text:p text:style-name="P59">La technologie Blockchain se caractérise principalement de six éléments majeurs : décentralisé, transparente, sécurisé et immuable, autonome, open source et anonyme. Comme décrit ci- dessus :</text:p>
      <text:p text:style-name="P59"/>
      <text:list xml:id="list3308407398" text:style-name="L3">
        <text:list-item>
          <text:p text:style-name="P60"><text:span text:style-name="T24">Elle est décentralisé :</text:span><text:span text:style-name="T2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61"><text:span text:style-name="T24">Elle est transparente :</text:span><text:span text:style-name="T2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61"><text:span text:style-name="T24">le consensus : </text:span><text:span text:style-name="T21">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61"><text:span text:style-name="T25">Elle est sécurisé :</text:span><text:span text:style-name="T21"> La base de données peut uniquement être étendue et les enregistrements précédents ne peuvent pas être modifiés (au moins, le coût est très élevé si quelqu'un souhaite modifier les enregistrements précédents).</text:span></text:p>
          <text:p text:style-name="P62"><text:soft-page-break/><text:span text:style-name="T21">Ces enregistrements sont dits Immuables, une fois stockés, deviennent réservés pour toujours et ne peuvent pas être modifiés facilement sans le contrôle simultané de plus de 51% des nœuds du réseau.</text:span></text:p>
          <text:p text:style-name="P62"><text:span text:style-name="T21">Le système cryptographique de validation garantit qu’il est quasiment impossible de réécrire une transaction une fois son bloc validé (personne n’a réussi à le faire depuis la création du Bitcoin).</text:span></text:p>
        </text:list-item>
        <text:list-item>
          <text:p text:style-name="P62"><text:span text:style-name="T24">Autonome : </text:span><text:span text:style-name="T21">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62"><text:span text:style-name="T24">Open source :</text:span><text:span text:style-name="T21">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63"><text:span text:style-name="T24">Anonyme : </text:span><text:span text:style-name="T21">Lorsque le transfert de données à lieu entre nœuds, l'identité de l'individu reste anonyme, ce qui en fait un système plus sécurisé et fiable. </text:span></text:p>
        </text:list-item>
      </text:list>
      <text:p text:style-name="P64"><text:span text:style-name="T21"/></text:p>
      <text:p text:style-name="P64"><text:span text:style-name="T21">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span></text:p>
      <text:p text:style-name="P69"><text:span text:style-name="T21"><text:s text:c="3"/><text:tab/><text:tab/><text:tab/><text:tab/><text:tab/></text:span><draw:frame draw:style-name="fr5" draw:name="Image8" text:anchor-type="char" svg:x="1.9618in" svg:y="-0.0575in" svg:width="3.0866in" svg:height="3.95in" draw:z-index="12"><draw:image xlink:href="Pictures/10000201000001A6000003D83F3F4F34C9C32A87.png" xlink:type="simple" xlink:show="embed" xlink:actuate="onLoad" loext:mime-type="image/png"/></draw:frame><text:span text:style-name="T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5"><text:span text:style-name="T21"><text:tab/><text:tab/><text:tab/><text:tab/><text:tab/><text:tab/><text:tab/><text:tab/><text:tab/><text:tab/><text:tab/></text:span></text:p>
      <text:p text:style-name="P64"><text:soft-page-break/><text:span text:style-name="T21">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span></text:p>
      <text:list xml:id="list560543199" text:style-name="L4">
        <text:list-item>
          <text:p text:style-name="P66"><text:span text:style-name="T23">U</text:span><text:span text:style-name="T21">ne transaction est regroupée avec d’autres transactions dans un bloc;</text:span></text:p>
        </text:list-item>
        <text:list-item>
          <text:p text:style-name="P66"><text:span text:style-name="T23">L</text:span><text:span text:style-name="T21">es mineurs vériﬁent quel est transactions du bloc respectent les règles déﬁnies.</text:span></text:p>
        </text:list-item>
        <text:list-item>
          <text:p text:style-name="P66"><text:span text:style-name="T23">L</text:span><text:span text:style-name="T21">es mineurs exécutent un mécanisme de consensus pour valider le bloc ajouté.</text:span></text:p>
        </text:list-item>
        <text:list-item>
          <text:p text:style-name="P66"><text:span text:style-name="T23">U</text:span><text:span text:style-name="T21">ne récompense est donnée aux mineur/mineurs qui valident le bloc.</text:span></text:p>
        </text:list-item>
        <text:list-item>
          <text:p text:style-name="P66"><text:span text:style-name="T23">L</text:span><text:span text:style-name="T21">es transactions vériﬁées sont stockées dans la blockchain.</text:span></text:p>
        </text:list-item>
      </text:list>
      <text:p text:style-name="P64"><text:span text:style-name="T21">Aﬁn de prouver la validation honnête d’un bloc, il existe de nombreux mécanismes de</text:span></text:p>
      <text:p text:style-name="P64"><text:span text:style-name="T21">validation. Les plus utilisés sont le mécanisme de Proof of Work (PoW) et le mécanisme de</text:span></text:p>
      <text:p text:style-name="P64"><text:span text:style-name="T21">Proof of Stake (PoS).</text:span></text:p>
      <text:h text:style-name="P48" text:outline-level="2"><text:span text:style-name="T26">2</text:span><text:span text:style-name="T27">.</text:span><text:span text:style-name="T26">2</text:span><text:span text:style-name="T27"> Mécanismes de validation de blocs</text:span></text:h>
      <text:h text:style-name="P53" text:outline-level="3"><text:span text:style-name="T26">2.2</text:span><text:span text:style-name="T27">.1 Proof of work</text:span></text:h>
      <text:p text:style-name="P67"><text:span text:style-name="T21">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span></text:p>
      <text:p text:style-name="P67"><text:span text:style-name="T21">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span></text:p>
      <text:p text:style-name="P67"><text:soft-page-break/><text:span text:style-name="T21">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span></text:p>
      <text:p text:style-name="P67"><text:span text:style-name="T21">Les mineurs servent à deux fins : vérifier la légitimité d’une transaction et éviter les doubles dépenses. </text:span></text:p>
      <text:h text:style-name="P52" text:outline-level="3">3.3.2 Proof of Stake</text:h>
      <text:p text:style-name="P67"><text:span text:style-name="T21">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span></text:p>
      <text:p text:style-name="P67"><text:span text:style-name="T21">Il existe d’autres mécanismes de validation de blocs tel que la Delegated Proof-of-Stake (DPoS), la Proof of Stake/Time (PoST), la Proof of Existence (PoE), etc.</text:span></text:p>
      <text:h text:style-name="P52" text:outline-level="3">3.3.3 Delegated Proof of Stake (DPoS)</text:h>
      <text:p text:style-name="P64"><text:span text:style-name="T21">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span></text:p>
      <text:h text:style-name="P52" text:outline-level="3">3.3.4 Practical Byzantine Fault Tolerance (PBFT)</text:h>
      <text:p text:style-name="P64"><text:span text:style-name="T21">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span></text:p>
      <text:p text:style-name="P64"><text:soft-page-break/><text:span text:style-name="T21">uniquement lorsqu'il y a des erreurs (Castro et Liskov, 1999).</text:span></text:p>
      <text:h text:style-name="P44" text:outline-level="2"><text:span text:style-name="T28">2</text:span>.<text:span text:style-name="T28">3</text:span> Architecture de la Blockchain</text:h>
      <text:p text:style-name="P64"><text:span text:style-name="T21">L'architecture réseau d'un réseau distribué Blockchain est Peer to Peer, Le réseau d'égal à égal, également appelé P2P, fait référence à un groupe d'ordinateurs agissant en tant que nœuds pour partager des fichiers entre eux-mêmes.</text:span></text:p>
      <text:p text:style-name="P64"><text:span text:style-name="T21">La Blockchain fonctionne donc sur un réseau distribué de serveurs, également appelé nœuds. Ces nœuds du réseau ont pour objectif de fournir un consensus sur l’état de la blockchain à tout moment, et contiennent une copie de la blockchain.</text:span></text:p>
      <text:p text:style-name="P64"><text:span text:style-name="T21">L'application fondamentale de la Blockchain est un grand livre de transactions, un peu comme un grand livre public sécurisé, qui stocke toutes les transactions qui ont lieu dans le réseau. Cela en fait un système décentralisé très sécurisé et transparent.</text:span></text:p>
      <text:p text:style-name="P64"><draw:frame draw:style-name="fr2" draw:name="Image9" text:anchor-type="char" svg:width="6.2602in" svg:height="2.4472in" draw:z-index="13"><draw:image xlink:href="Pictures/10000201000002590000012D4D7AAFF603789DB0.png" xlink:type="simple" xlink:show="embed" xlink:actuate="onLoad" loext:mime-type="image/png"/></draw:frame><draw:frame draw:style-name="fr5" draw:name="Image10" text:anchor-type="char" svg:x="0in" svg:y="2.4917in" svg:width="6.6953in" svg:height="1.539in" draw:z-index="14"><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5"><draw:image xlink:href="Pictures/100002010000033F000001418B69390D10D736D8.png" xlink:type="simple" xlink:show="embed" xlink:actuate="onLoad" loext:mime-type="image/png"/></draw:frame><text:span text:style-name="T21"><text:tab/></text:span></text:p>
      <text:p text:style-name="P64"><text:span text:style-name="T21"><text:tab/></text:span></text:p>
      <text:p text:style-name="P64"><draw:frame draw:style-name="fr5" draw:name="Image12" text:anchor-type="char" svg:x="1.4618in" svg:y="0.0465in" svg:width="4.1665in" svg:height="4.5728in" draw:z-index="16"><draw:image xlink:href="Pictures/1000020100000190000001B71A908C9A54618F07.png" xlink:type="simple" xlink:show="embed" xlink:actuate="onLoad" loext:mime-type="image/png"/></draw:frame><text:soft-page-break/><text:span text:style-name="T21"/></text:p>
      <text:p text:style-name="P64"><text:span text:style-name="T21"><text:tab/></text:span></text:p>
      <text:p text:style-name="P64"><text:span text:style-name="T21"><text:tab/><text:tab/><text:tab/><text:tab/><text:tab/><text:tab/><text:tab/><text:tab/><text:tab/><text:tab/><text:tab/><text:tab/><text:tab/><text:tab/><text:tab/><text:tab/><text:tab/><text:tab/><text:tab/><text:tab/><text:tab/><text:tab/><text:tab/><text:tab/><text:tab/><text:tab/><text:tab/><text:tab/><text:tab/><text:tab/><text:tab/><text:tab/><text:tab/><text:tab/><text:tab/></text:span></text:p>
      <text:h text:style-name="P44" text:outline-level="2"><text:span text:style-name="T29">2</text:span>.<text:span text:style-name="T29">4</text:span> Fonctionnement de la Blockchain</text:h>
      <text:p text:style-name="P81"><text:span text:style-name="T8">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span></text:p>
      <text:p text:style-name="P81"><text:span text:style-name="T8">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span></text:p>
      <text:p text:style-name="P82"><draw:frame draw:style-name="fr1" draw:name="Image13" text:anchor-type="char" svg:width="6.6953in" svg:height="3.152in" draw:z-index="17"><draw:image xlink:href="Pictures/10000201000002AE000001430BD33582F728ADDF.png" xlink:type="simple" xlink:show="embed" xlink:actuate="onLoad" loext:mime-type="image/png"/></draw:frame><text:soft-page-break/><text:span text:style-name="T8">Figure </text:span><text:span text:style-name="T31">XX</text:span><text:span text:style-name="T8"> : Les étapes sur un réseau Blockchain</text:span></text:p>
      <text:p text:style-name="P83"><text:span text:style-name="T8">La figure </text:span><text:span text:style-name="T31">XX</text:span><text:span text:style-name="T8"> illustre le mécanisme de fonctionnement des transactions dans le réseau Blockchain.</text:span></text:p>
      <text:p text:style-name="P83"><text:span text:style-name="T8">Les étapes de ce mécanisme sont les suivantes :</text:span></text:p>
      <text:list xml:id="list3205423916" text:style-name="L5">
        <text:list-item>
          <text:p text:style-name="P84"><text:span text:style-name="T8">Quelqu'un demande une transaction.</text:span></text:p>
        </text:list-item>
        <text:list-item>
          <text:p text:style-name="P84"><text:span text:style-name="T8">La transaction est diffusée sur un réseau P2P public (réseau Blockchain) composé de plusieurs nœuds.</text:span></text:p>
        </text:list-item>
        <text:list-item>
          <text:p text:style-name="P84"><text:span text:style-name="T8">Le réseau de nœuds valide la transaction en utilisant les algorithmes de hachage.</text:span></text:p>
        </text:list-item>
        <text:list-item>
          <text:p text:style-name="P84"><text:span text:style-name="T8">Une fois vérifiée, la transaction est combinée avec d'autres transactions pour créer un nouveau bloc de données pour le grand livre.</text:span></text:p>
        </text:list-item>
        <text:list-item>
          <text:p text:style-name="P84"><text:span text:style-name="T8">Le nouveau bloc est ajouté à la chaîne de blocs existante, sous une forme qui est permanente et inaltérable.</text:span></text:p>
        </text:list-item>
        <text:list-item>
          <text:p text:style-name="P84"><text:span text:style-name="T8">Enfin la transaction sera effectuée avec succès.</text:span></text:p>
        </text:list-item>
      </text:list>
      <text:p text:style-name="P83"><text:span text:style-name="T8"/></text:p>
      <text:h text:style-name="P44" text:outline-level="2">3.7 Définitions autour de la technologie Blockchain</text:h>
      <text:p text:style-name="P85"><text:span text:style-name="T8">Dans cette section, On explique les principaux concepts liés à la technologie Blockchain et son fonctionnement. Ces concepts sont : Nœuds, peer to peer (P2P), DLT (Distributed Ledger Technologies), Transactions, Blocs, Hachage , Merkle tree, Minage, Consensus, Attaque 51%, Ether, Dapp, Gas.</text:span></text:p>
      <text:p text:style-name="P85"><text:span text:style-name="T32">Les nœuds</text:span><text:span text:style-name="T8">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8">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85"><text:span text:style-name="T8">Les clients Web, généralement appelés portefeuilles, sont stockés sur des serveurs tiers et sont accessibles via les navigateurs Web.</text:span></text:p>
      <text:p text:style-name="P85"><text:span text:style-name="T8">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span></text:p>
      <text:p text:style-name="P85"><text:span text:style-name="T8">Les nœuds complets, en revanche, sont les nœuds qui stockent une copie à jour de la chaîne de blocs dans son intégralité.</text:span></text:p>
      <text:p text:style-name="P85"><text:span text:style-name="T8">Une fois que l'un des nœuds est connecté au réseau local sans fil, le système recherche d'autres pairs auxquels se connecter, sur un port particulier via TCP. Ce processus de découverte de nœud est également appelé protocole de découverte.</text:span></text:p>
      <text:p text:style-name="P86"><text:span text:style-name="T32">P2P (Peer to Peer)</text:span><text:span text:style-name="T8">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86"><text:span text:style-name="T32">DLT (Distributed Ledger Technology) </text:span><text:span text:style-name="T8">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86"><text:span text:style-name="T32">Les transactions</text:span><text:span text:style-name="T8">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70"><text:span text:style-name="T38">La figure </text:span><text:span text:style-name="T39">XX</text:span><text:span text:style-name="T38"> illustre une version simpliﬁée de la chaîne de propriété. Dans des cas plus complexes, le nombre d'entrées et des sorties peuvent être multiples. Une transaction contient un certain nombre de champs, comme indiqué dans le tableau 6.</text:span></text:p>
      <text:p text:style-name="P70"><draw:frame draw:style-name="fr4" draw:name="Image14" text:anchor-type="char" svg:width="6.3228in" svg:height="2.0102in" draw:z-index="18"><draw:image xlink:href="Pictures/100002010000025F000000C12E77D4E68306EA2C.png" xlink:type="simple" xlink:show="embed" xlink:actuate="onLoad" loext:mime-type="image/png"/></draw:frame><text:soft-page-break/>Tableau 6 : Champs dans une transaction</text:p>
      <text:p text:style-name="P92"><draw:frame draw:style-name="fr1" draw:name="Image15" text:anchor-type="char" svg:width="6.6953in" svg:height="4.0075in" draw:z-index="19"><draw:image xlink:href="Pictures/10000201000002F8000001C7BF2564C4FF5DBFCA.png" xlink:type="simple" xlink:show="embed" xlink:actuate="onLoad" loext:mime-type="image/png"/></draw:frame>Figure XX : Chaîne de propriété de transaction</text:p>
      <text:p text:style-name="P93">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93"><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70"><draw:frame draw:style-name="fr3" draw:name="Image16" text:anchor-type="char" svg:width="6.6953in" svg:height="2.0319in" draw:z-index="20"><draw:image xlink:href="Pictures/10000201000003AF000001CE78ED80945E3F3A8B.png" xlink:type="simple" xlink:show="embed" xlink:actuate="onLoad" loext:mime-type="image/png"/></draw:frame><text:soft-page-break/><text:span text:style-name="T37">Figure </text:span><text:span text:style-name="T40">xx</text:span><text:span text:style-name="T37"> : Blocs dans la Blockchain</text:span></text:p>
      <text:p text:style-name="P71">La figure 36 illustre les liens entre les blocs de la chaîne de blocs. Les blocs marqués en noir indiquent la blockchain active en cours. Ceux qui sont marqués en gris sont appelés des blocs rassis.</text:p>
      <text:p text:style-name="P71">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71">Le tableau 7 décrit plus en détail la structure de l’entête du bloc, en expliquant les différents types de métadonnées associées aux blocs</text:p>
      <text:p text:style-name="P76"><draw:frame draw:style-name="fr2" draw:name="Image17" text:anchor-type="char" svg:width="6.4063in" svg:height="2.2917in" draw:z-index="21"><draw:image xlink:href="Pictures/1000020100000267000000DCF7B4474B8AF93342.png" xlink:type="simple" xlink:show="embed" xlink:actuate="onLoad" loext:mime-type="image/png"/></draw:frame>Tableau 7 : Structure de l'entête d'un bloc</text:p>
      <text:p text:style-name="P71">Le champ racine merkle fait référence à la racine d'un arbre à distorsion qui stocke les informations de transaction dans chaque bloc.</text:p>
      <text:p text:style-name="P71">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76"><draw:frame draw:style-name="fr2" draw:name="Image18" text:anchor-type="char" svg:width="6.4063in" svg:height="1.5in" draw:z-index="22"><draw:image xlink:href="Pictures/10000201000002670000009065B0EF95EDF72A6A.png" xlink:type="simple" xlink:show="embed" xlink:actuate="onLoad" loext:mime-type="image/png"/></draw:frame>Tableau 8 : Structure d'un bloc</text:p>
      <text:p text:style-name="P71">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71"><draw:frame draw:style-name="fr2" draw:name="Image19" text:anchor-type="char" svg:width="3.9689in" svg:height="1.7709in" draw:z-index="23"><draw:image xlink:href="Pictures/100002010000017D000000AADC7B8B6EDA9F8538.png" xlink:type="simple" xlink:show="embed" xlink:actuate="onLoad" loext:mime-type="image/png"/></draw:frame><text:tab/><text:tab/><text:tab/><text:tab/><text:tab/><text:tab/><text:tab/><text:tab/><text:tab/><text:tab/><text:tab/><text:tab/><text:tab/><text:tab/></text:p>
      <text:p text:style-name="P76"/>
      <text:p text:style-name="P76">Figure 37 : Contenus d'un hachage de Bloc</text:p>
      <text:p text:style-name="P71"><text:soft-page-break/>Après vérification, ce bloc est ajouté à la blockchain et tous les nœuds commencent à travailler sur le prochain ensemble de transactions.</text:p>
      <text:p text:style-name="P76"><draw:frame draw:style-name="fr1" draw:name="Image20" text:anchor-type="char" svg:width="6.6953in" svg:height="2.5992in" draw:z-index="24"><draw:image xlink:href="Pictures/10000201000004B0000001D2237462DB2378F7CA.png" xlink:type="simple" xlink:show="embed" xlink:actuate="onLoad" loext:mime-type="image/png"/></draw:frame>Figure 38 : Preuve de Travail</text:p>
      <text:p text:style-name="P71">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72"><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72"><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71">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71"><text:span text:style-name="T1">Merkle Tree</text:span> Un type spécial de structure de stockage de données basé sur des fonctions de hachage est appelé arbre de Merkle :</text:p>
      <text:list xml:id="list2320214163" text:style-name="L6">
        <text:list-item>
          <text:p text:style-name="P73">Il est structuré comme un arbre binaire ; les feuilles contiennent les valeurs à stocker et chaque nœud interne est le hachage de ses deux enfants.</text:p>
        </text:list-item>
        <text:list-item>
          <text:p text:style-name="P73">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2274650112" text:style-name="L7">
        <text:list-item>
          <text:p text:style-name="P74">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76"><draw:frame draw:style-name="fr1" draw:name="Image21" text:anchor-type="char" svg:width="6.6953in" svg:height="4.8984in" draw:z-index="25"><draw:image xlink:href="Pictures/10000201000004B400000371B29856C0EBA830E8.png" xlink:type="simple" xlink:show="embed" xlink:actuate="onLoad" loext:mime-type="image/png"/></draw:frame>Figure 39 : Arbre de Merkel</text:p>
      <text:p text:style-name="P71"><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75">- L’extraction minière présente deux avantages majeurs :</text:p>
      <text:p text:style-name="P75"><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80">Mécanisme de consensus</text:p>
      <text:p text:style-name="P77">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77">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77">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77">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80">Attaque 51%</text:p>
      <text:p text:style-name="P77">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77"><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77"><text:span text:style-name="T1">Gas</text:span> est le nom du carburant crypté utilisé pour effectuer les opérations sur un réseau Blockchain Ethereum. Le prix du gas payé est proportionnel à la quantité de travail requise pour exécuter la transaction.</text:p>
      <text:p text:style-name="P77"><text:span text:style-name="T1">Dapp (application décentralisée) </text:span>est une application qui fournit une interface aux contrats intelligents. Un exemple de Dapp pourrait être une application crypto-devise.</text:p>
      <text:h text:style-name="P44" text:outline-level="2"><text:span text:style-name="T41">2</text:span>.8 Types de la Blockchain</text:h>
      <text:p text:style-name="P78">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78">Il existe trois types de Blockchain, selon leur mode de fonctionnement :</text:p>
      <text:list xml:id="list4022891668" text:style-name="L8">
        <text:list-item>
          <text:p text:style-name="P68"><text:span text:style-name="T33">Blockchain public : </text:span><text:span text:style-name="T34">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68"><text:span text:style-name="T33">Blockchain privée : </text:span><text:span text:style-name="T34">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79"><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44" text:outline-level="2"><text:soft-page-break/>3.11 Avantages de la technologie Blockchain</text:h>
      <text:p text:style-name="P85"><text:span text:style-name="T8">Les chaînes de blocs peuvent renforcer la sécurité principalement sur trois aspects :le blocage du vol d'identité, la prévention de la manipulation des données et l'arrêt des attaques par déni de service .</text:span></text:p>
      <text:p text:style-name="P89"><text:span text:style-name="T36">Blocage de vol d'identité</text:span></text:p>
      <text:p text:style-name="P89"><text:span text:style-name="T8">La structure de la preuve de travail du mineur de réseau de Blockchain et son grand livre distribué de transactions de données réduisent les risques de vol et de corruption des données.</text:span></text:p>
      <text:p text:style-name="P89"><text:span text:style-name="T36">Prévenir la manipulation et la fraude des données</text:span><text:span text:style-name="T8"> </text:span></text:p>
      <text:p text:style-name="P89"><text:span text:style-name="T8">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span></text:p>
      <text:p text:style-name="P85"><text:span text:style-name="T8">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span></text:p>
      <text:p text:style-name="P89"><text:span text:style-name="T36">Prévention des attaques par déni de service distribué</text:span></text:p>
      <text:p text:style-name="P89"><text:span text:style-name="T8">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span></text:p>
      <text:p text:style-name="P87"><text:span text:style-name="T8">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8">garantissent plus de sécurité. Le fait que Blockchain vérifie de manière cryptographique les transactions signées, elle élimine la possibilité d’attaque par interférence, de rejeu ou d’autres attaques.</text:span></text:p>
      <text:h text:style-name="P44" text:outline-level="2">3.1 Défis de la Blockchain</text:h>
      <text:p text:style-name="P85"><text:span text:style-name="T8">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span></text:p>
      <text:p text:style-name="P88"><draw:frame draw:style-name="fr1" draw:name="Image22" text:anchor-type="char" svg:width="6.6953in" svg:height="3.3299in" draw:z-index="26"><draw:image xlink:href="Pictures/10000201000003CF000001E51B2EFD6EFBDCD018.png" xlink:type="simple" xlink:show="embed" xlink:actuate="onLoad" loext:mime-type="image/png"/></draw:frame><text:span text:style-name="T8">Figure 43 : Opportunités et défis des blockchains.</text:span></text:p>
      <text:p text:style-name="P90"><text:span text:style-name="T8">Sécurité et confidentialité des données</text:span></text:p>
      <text:p text:style-name="P91"><text:span text:style-name="T8">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8">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90"><text:span text:style-name="T8">Gestion de la capacité de stockage</text:span></text:p>
      <text:p text:style-name="P91"><text:span text:style-name="T8">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span></text:p>
      <text:p text:style-name="P90"><text:span text:style-name="T8">Problèmes d'interopérabilité</text:span></text:p>
      <text:p text:style-name="P91"><text:span text:style-name="T8">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span></text:p>
      <text:p text:style-name="P90"><text:span text:style-name="T8">Défis de la normalisation</text:span></text:p>
      <text:p text:style-name="P91"><text:span text:style-name="T8">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span></text:p>
      <text:p text:style-name="P90"><text:span text:style-name="T8">Défis sociaux</text:span></text:p>
      <text:p text:style-name="P91"><text:span text:style-name="T8">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8">peu fiables. En raison de tous ces défis et menaces, nous ne pouvons pas, à ce jour, le qualifier de solution viable et universelle pour tous les problèmes de santé.</text:span></text:p>
      <text:h text:style-name="P44" text:outline-level="2">Conclusion</text:h>
      <text:p text:style-name="P91"><text:span text:style-name="T8">La technologie Blockchain est révolutionnaire. Elle va rendre la vie plus simple et plus sûre, en changeant la façon dont les informations personnelles sont stockées et dont les transactions de biens et de services sont effectué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1T20:06:03.133972076</dc:date>
    <meta:editing-duration>PT13H42M21S</meta:editing-duration>
    <meta:editing-cycles>33</meta:editing-cycles>
    <meta:generator>LibreOffice/6.4.7.2$Linux_X86_64 LibreOffice_project/40$Build-2</meta:generator>
    <meta:document-statistic meta:table-count="1" meta:image-count="22" meta:object-count="0" meta:page-count="33" meta:paragraph-count="238" meta:word-count="8325" meta:character-count="52543" meta:non-whitespace-character-count="44299"/>
  </office:meta>
</office:document-meta>
</file>